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USIC_PLAY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LTS showcased</text:p>
          </table:table-cell>
          <table:table-cell/>
          <table:table-cell office:value-type="string" calcext:value-type="string">
            <text:p>/projects/assets/images/thumbnails/music-player.png</text:p>
          </table:table-cell>
          <table:table-cell office:value-type="float" office:value="1675119600" calcext:value-type="float">
            <text:p>167511960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8:07:42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9T08:18:15.647000000</dc:date>
    <meta:editing-duration>PT11H18M20S</meta:editing-duration>
    <meta:editing-cycles>90</meta:editing-cycles>
    <meta:generator>LibreOffice/24.8.6.2$Windows_X86_64 LibreOffice_project/6d98ba145e9a8a39fc57bcc76981d1fb1316c60c</meta:generator>
    <dc:creator>Patou</dc:creator>
    <meta:document-statistic meta:table-count="1" meta:cell-count="214" meta:object-count="0"/>
  </office:meta>
</office:document-meta>
</file>